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7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1" draw:id="id1" draw:layer="layout" svg:width="8.5cm" svg:height="6cm" svg:x="9cm" svg:y="13.2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88cm" svg:height="0.839cm" svg:x="9.166cm" svg:y="18.4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8.968cm" svg:y="1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1.868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8.968cm" svg:y="2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495cm" draw:transform="rotate (1.58126830230686) translate (9.28cm 22.784cm)">
          <draw:text-box>
            <text:p><text:span text:style-name="T3">P07</text:span></text:p>
          </draw:text-box>
        </draw:frame>
        <draw:custom-shape draw:style-name="gr3" draw:text-style-name="P1" draw:layer="layout" svg:width="1cm" svg:height="1cm" svg:x="11.868cm" svg:y="2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86) translate (12.025cm 21.8cm)">
          <draw:text-box>
            <text:p><text:span text:style-name="T3">P04</text:span></text:p>
          </draw:text-box>
        </draw:frame>
        <draw:frame draw:style-name="gr6" draw:text-style-name="P4" draw:layer="layout" svg:width="1.53cm" svg:height="1.495cm" draw:transform="rotate (1.56660753659011) translate (11.968cm 20.826cm)">
          <draw:text-box>
            <text:p><text:span text:style-name="T3">B17</text:span></text:p>
          </draw:text-box>
        </draw:frame>
        <draw:custom-shape draw:style-name="gr3" draw:text-style-name="P1" draw:layer="layout" svg:width="1.5cm" svg:height="2.5cm" svg:x="15.968cm" svg:y="1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15.968cm" svg:y="21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05cm" svg:height="1.559cm" draw:transform="rotate (1.56660753659011) translate (15.943cm 21.805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8" draw:text-style-name="P4" draw:layer="layout" svg:width="1.446cm" svg:height="0.995cm" draw:transform="rotate (1.58126830230686) translate (16.383cm 22.762cm)">
          <draw:text-box>
            <text:p><text:span text:style-name="T3">P02</text:span></text:p>
          </draw:text-box>
        </draw:frame>
        <draw:frame draw:style-name="gr5" draw:text-style-name="P4" draw:layer="layout" svg:width="2.212cm" svg:height="1.559cm" draw:transform="rotate (1.56660753659011) translate (8.968cm 21.794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9" draw:text-style-name="P1" draw:layer="layout" svg:width="5.5cm" svg:height="2.4cm" svg:x="12.5cm" svg:y="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xml:id="id2" draw:id="id2" draw:layer="layout" svg:width="1.5cm" svg:height="0.6cm" svg:x="12.5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6cm" svg:x="16.5cm" svg:y="8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5cm" svg:x="13.6cm" svg:y="6.6cm">
          <draw:text-box>
            <text:p>Merge on<text:line-break/>BuchungsID</text:p>
          </draw:text-box>
        </draw:frame>
        <draw:connector draw:style-name="gr10" draw:text-style-name="P1" draw:layer="layout" svg:x1="13.25cm" svg:y1="13.2cm" svg:x2="13.25cm" svg:y2="9cm" draw:start-shape="id1" draw:start-glue-point="4" draw:end-shape="id2" draw:end-glue-point="2" svg:d="m13250 13200v-4200">
          <text:p/>
        </draw:connector>
        <draw:connector draw:style-name="gr10" draw:text-style-name="P1" draw:layer="layout" svg:x1="15.251cm" svg:y1="6cm" svg:x2="15.259cm" svg:y2="2.936cm" svg:d="m15251 6000v-1783h8v-1281">
          <text:p/>
        </draw:connector>
        <draw:frame draw:style-name="gr11" draw:layer="layout" svg:width="15cm" svg:height="3.099cm" svg:x="13.3cm" svg:y="10.7cm">
          <draw:text-box>
            <text:p>{</text:p>
            <text:p><text:s/><text:tab/>{}, {B08, B11, B18, B19, B20, <text:s text:c="2"/>B21}, {}, {}</text:p>
            <text:p>}</text:p>
            <text:p/>
          </draw:text-box>
        </draw:frame>
        <draw:frame draw:style-name="gr12" draw:layer="layout" svg:width="12.5cm" svg:height="1.75cm" svg:x="11cm" svg:y="2cm">
          <draw:text-box>
            <text:p>{B08, B11, B18, B19, B20, B21}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24:43.07</dc:date>
    <meta:editing-duration>PT16M50S</meta:editing-duration>
    <meta:editing-cycles>6</meta:editing-cycles>
    <meta:generator>LibreOffice/3.4$Win32 LibreOffice_project/340m1$Build-302</meta:generator>
    <meta:document-statistic meta:object-count="22"/>
  </office:meta>
</office:document-meta>
</file>